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ize = 100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89844" calcext:value-type="float">
            <text:p>89844</text:p>
          </table:table-cell>
          <table:table-cell office:value-type="float" office:value="17968.8" calcext:value-type="float">
            <text:p>17968.8</text:p>
          </table:table-cell>
          <table:table-cell office:value-type="float" office:value="2" calcext:value-type="float">
            <text:p>2</text:p>
          </table:table-cell>
          <table:table-cell office:value-type="float" office:value="90061" calcext:value-type="float">
            <text:p>90061</text:p>
          </table:table-cell>
          <table:table-cell office:value-type="float" office:value="18012.2" calcext:value-type="float">
            <text:p>18012.2</text:p>
          </table:table-cell>
          <table:table-cell office:value-type="float" office:value="3" calcext:value-type="float">
            <text:p>3</text:p>
          </table:table-cell>
          <table:table-cell office:value-type="float" office:value="90032" calcext:value-type="float">
            <text:p>90032</text:p>
          </table:table-cell>
          <table:table-cell office:value-type="float" office:value="18006.4" calcext:value-type="float">
            <text:p>18006.4</text:p>
          </table:table-cell>
          <table:table-cell office:value-type="float" office:value="4" calcext:value-type="float">
            <text:p>4</text:p>
          </table:table-cell>
          <table:table-cell office:value-type="float" office:value="89972" calcext:value-type="float">
            <text:p>89972</text:p>
          </table:table-cell>
          <table:table-cell office:value-type="float" office:value="17994.4" calcext:value-type="float">
            <text:p>17994.4</text:p>
          </table:table-cell>
          <table:table-cell office:value-type="float" office:value="5" calcext:value-type="float">
            <text:p>5</text:p>
          </table:table-cell>
          <table:table-cell office:value-type="float" office:value="90055" calcext:value-type="float">
            <text:p>90055</text:p>
          </table:table-cell>
          <table:table-cell office:value-type="float" office:value="18011" calcext:value-type="float">
            <text:p>18011</text:p>
          </table:table-cell>
          <table:table-cell/>
          <table:table-cell office:value-type="string" calcext:value-type="string">
            <text:p>bubble sort</text:p>
          </table:table-cell>
          <table:table-cell table:style-name="ce1" table:formula="of:=SUM([.C2];[.F2];[.I2];[.L2];[.O2])" office:value-type="float" office:value="449964" calcext:value-type="float">
            <text:p>449964</text:p>
          </table:table-cell>
          <table:table-cell table:style-name="ce2" table:formula="of:=SUM([.D2];[.G2];[.J2];[.M2];[.P2];)" office:value-type="float" office:value="89992.8" calcext:value-type="float">
            <text:p>89992.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string" calcext:value-type="string">
            <text:p>merge sort</text:p>
          </table:table-cell>
          <table:table-cell table:style-name="ce1" table:formula="of:=SUM([.C3];[.F3];[.I3];[.L3];[.O3])" office:value-type="float" office:value="344" calcext:value-type="float">
            <text:p>344</text:p>
          </table:table-cell>
          <table:table-cell table:style-name="ce1" table:formula="of:=SUM([.D3];[.G3];[.J3];[.M3];[.P3];)" office:value-type="float" office:value="68.8" calcext:value-type="float">
            <text:p>68.8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uick sort</text:p>
          </table:table-cell>
          <table:table-cell table:formula="of:=SUM([.C4];[.F4];[.I4];[.L4];[.O4];)" office:value-type="float" office:value="260" calcext:value-type="float">
            <text:p>260</text:p>
          </table:table-cell>
          <table:table-cell table:formula="of:=SUM([.D4];[.G4];[.J4];[.M4];[.P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39366" calcext:value-type="float">
            <text:p>39366</text:p>
          </table:table-cell>
          <table:table-cell office:value-type="float" office:value="7873.2" calcext:value-type="float">
            <text:p>7873.2</text:p>
          </table:table-cell>
          <table:table-cell office:value-type="float" office:value="2" calcext:value-type="float">
            <text:p>2</text:p>
          </table:table-cell>
          <table:table-cell office:value-type="float" office:value="39457" calcext:value-type="float">
            <text:p>39457</text:p>
          </table:table-cell>
          <table:table-cell office:value-type="float" office:value="7891.4" calcext:value-type="float">
            <text:p>7891.4</text:p>
          </table:table-cell>
          <table:table-cell office:value-type="float" office:value="3" calcext:value-type="float">
            <text:p>3</text:p>
          </table:table-cell>
          <table:table-cell office:value-type="float" office:value="39395" calcext:value-type="float">
            <text:p>39395</text:p>
          </table:table-cell>
          <table:table-cell office:value-type="float" office:value="7879" calcext:value-type="float">
            <text:p>7879</text:p>
          </table:table-cell>
          <table:table-cell office:value-type="float" office:value="4" calcext:value-type="float">
            <text:p>4</text:p>
          </table:table-cell>
          <table:table-cell office:value-type="float" office:value="39373" calcext:value-type="float">
            <text:p>39373</text:p>
          </table:table-cell>
          <table:table-cell office:value-type="float" office:value="7874.6" calcext:value-type="float">
            <text:p>7874.6</text:p>
          </table:table-cell>
          <table:table-cell office:value-type="float" office:value="5" calcext:value-type="float">
            <text:p>5</text:p>
          </table:table-cell>
          <table:table-cell office:value-type="float" office:value="39393" calcext:value-type="float">
            <text:p>39393</text:p>
          </table:table-cell>
          <table:table-cell office:value-type="float" office:value="7878.6" calcext:value-type="float">
            <text:p>7878.6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5];[.F5];[.I5];[.L5];[.O5];)" office:value-type="float" office:value="196984" calcext:value-type="float">
            <text:p>196984</text:p>
          </table:table-cell>
          <table:table-cell table:formula="of:=SUM([.D5];[.G5];[.J5];[.M5];[.P5])" office:value-type="float" office:value="39396.8" calcext:value-type="float">
            <text:p>39396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1905" calcext:value-type="float">
            <text:p>11905</text:p>
          </table:table-cell>
          <table:table-cell office:value-type="float" office:value="2381" calcext:value-type="float">
            <text:p>2381</text:p>
          </table:table-cell>
          <table:table-cell office:value-type="float" office:value="2" calcext:value-type="float">
            <text:p>2</text:p>
          </table:table-cell>
          <table:table-cell office:value-type="float" office:value="12556" calcext:value-type="float">
            <text:p>12556</text:p>
          </table:table-cell>
          <table:table-cell office:value-type="float" office:value="2511.2" calcext:value-type="float">
            <text:p>2511.2</text:p>
          </table:table-cell>
          <table:table-cell office:value-type="float" office:value="3" calcext:value-type="float">
            <text:p>3</text:p>
          </table:table-cell>
          <table:table-cell office:value-type="float" office:value="12007" calcext:value-type="float">
            <text:p>12007</text:p>
          </table:table-cell>
          <table:table-cell office:value-type="float" office:value="2401.4" calcext:value-type="float">
            <text:p>2401.4</text:p>
          </table:table-cell>
          <table:table-cell office:value-type="float" office:value="4" calcext:value-type="float">
            <text:p>4</text:p>
          </table:table-cell>
          <table:table-cell office:value-type="float" office:value="11911" calcext:value-type="float">
            <text:p>11911</text:p>
          </table:table-cell>
          <table:table-cell office:value-type="float" office:value="2382.2" calcext:value-type="float">
            <text:p>2382.2</text:p>
          </table:table-cell>
          <table:table-cell office:value-type="float" office:value="5" calcext:value-type="float">
            <text:p>5</text:p>
          </table:table-cell>
          <table:table-cell office:value-type="float" office:value="12015" calcext:value-type="float">
            <text:p>12015</text:p>
          </table:table-cell>
          <table:table-cell office:value-type="float" office:value="2403" calcext:value-type="float">
            <text:p>2403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6];[.F6];[.I6];[.L6];[.O6];)" office:value-type="float" office:value="60394" calcext:value-type="float">
            <text:p>60394</text:p>
          </table:table-cell>
          <table:table-cell table:formula="of:=SUM([.D6];[.G6];[.J6];[.M6];[.P6])" office:value-type="float" office:value="12078.8" calcext:value-type="float">
            <text:p>12078.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ize = 10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178.6" calcext:value-type="float">
            <text:p>178.6</text:p>
          </table:table-cell>
          <table:table-cell office:value-type="float" office:value="2" calcext:value-type="float">
            <text:p>2</text:p>
          </table:table-cell>
          <table:table-cell office:value-type="float" office:value="907" calcext:value-type="float">
            <text:p>907</text:p>
          </table:table-cell>
          <table:table-cell office:value-type="float" office:value="171.4" calcext:value-type="float">
            <text:p>171.4</text:p>
          </table:table-cell>
          <table:table-cell office:value-type="float" office:value="3" calcext:value-type="float">
            <text:p>3</text:p>
          </table:table-cell>
          <table:table-cell office:value-type="float" office:value="893" calcext:value-type="float">
            <text:p>893</text:p>
          </table:table-cell>
          <table:table-cell office:value-type="float" office:value="178.6" calcext:value-type="float">
            <text:p>178.6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179.2" calcext:value-type="float">
            <text:p>179.2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179.8" calcext:value-type="float">
            <text:p>179.8</text:p>
          </table:table-cell>
          <table:table-cell/>
          <table:table-cell office:value-type="string" calcext:value-type="string">
            <text:p>bubble sort</text:p>
          </table:table-cell>
          <table:table-cell table:formula="of:=SUM([.C10];[.F10];[.I10];[.L10];[.O10])" office:value-type="float" office:value="4488" calcext:value-type="float">
            <text:p>4488</text:p>
          </table:table-cell>
          <table:table-cell table:formula="of:=SUM([.D10];[.G10];[.J10];[.M10];[.P10])" office:value-type="float" office:value="887.6" calcext:value-type="float">
            <text:p>887.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rge sort</text:p>
          </table:table-cell>
          <table:table-cell table:formula="of:=SUM([.C11];[.F11];[.I11];[.L11];[.O11])" office:value-type="float" office:value="50" calcext:value-type="float">
            <text:p>50</text:p>
          </table:table-cell>
          <table:table-cell table:formula="of:=SUM([.D11];[.G11];[.J11];[.M11];[.P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quick sort</text:p>
          </table:table-cell>
          <table:table-cell table:formula="of:=SUM([.C12];[.F12];[.I12];[.L12];[.O12])" office:value-type="float" office:value="62" calcext:value-type="float">
            <text:p>62</text:p>
          </table:table-cell>
          <table:table-cell table:formula="of:=SUM([.D12];[.G12];[.J12];[.M12];[.P12])"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107.6" calcext:value-type="float">
            <text:p>107.6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107.2" calcext:value-type="float">
            <text:p>107.2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07.6" calcext:value-type="float">
            <text:p>107.6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107.8" calcext:value-type="float">
            <text:p>107.8</text:p>
          </table:table-cell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107.2" calcext:value-type="float">
            <text:p>107.2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13];[.F13];[.I13];[.L13];[.O13])" office:value-type="float" office:value="2687" calcext:value-type="float">
            <text:p>2687</text:p>
          </table:table-cell>
          <table:table-cell table:formula="of:=SUM([.D13];[.G13];[.J13];[.M13];[.P13])" office:value-type="float" office:value="537.4" calcext:value-type="float">
            <text:p>537.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7.4" calcext:value-type="float">
            <text:p>27.4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14];[.F14];[.I14];[.L14];[.O14])" office:value-type="float" office:value="677" calcext:value-type="float">
            <text:p>677</text:p>
          </table:table-cell>
          <table:table-cell table:formula="of:=SUM([.D14];[.G14];[.J14];[.M14];[.P14])"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bubble sort</text:p>
          </table:table-cell>
          <table:table-cell table:formula="of:=SUM([.C18];[.F18];[.I18];[.L18];[.O18])" office:value-type="float" office:value="91" calcext:value-type="float">
            <text:p>91</text:p>
          </table:table-cell>
          <table:table-cell table:formula="of:=SUM([.D18];[.G18];[.J18];[.M18];[.P18];)"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19];[.F19];[.I19];[.L19];[.O19])" office:value-type="float" office:value="16" calcext:value-type="float">
            <text:p>16</text:p>
          </table:table-cell>
          <table:table-cell table:formula="of:=SUM([.D19];[.G19];[.J19];[.M19];[.P19];)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quick sort</text:p>
          </table:table-cell>
          <table:table-cell table:formula="of:=SUM([.C20];[.F20];[.I20];[.L20];[.O20])" office:value-type="float" office:value="21" calcext:value-type="float">
            <text:p>21</text:p>
          </table:table-cell>
          <table:table-cell table:formula="of:=SUM([.D20];[.G20];[.J20];[.M20];[.P20];)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21];[.F21];[.I21];[.L21];[.O21];)" office:value-type="float" office:value="67" calcext:value-type="float">
            <text:p>67</text:p>
          </table:table-cell>
          <table:table-cell table:formula="of:=SUM([.D21];[.G21];[.J21];[.M21];[.P21])"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22];[.F22];[.I22];[.L22];[.O22];)" office:value-type="float" office:value="55" calcext:value-type="float">
            <text:p>55</text:p>
          </table:table-cell>
          <table:table-cell table:formula="of:=SUM([.D22];[.G22];[.J22];[.M22];[.P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bubble sort</text:p>
          </table:table-cell>
          <table:table-cell table:formula="of:=SUM([.C26];[.F26];[.I26];[.L26];[.O26];)" office:value-type="float" office:value="15" calcext:value-type="float">
            <text:p>15</text:p>
          </table:table-cell>
          <table:table-cell table:formula="of:=SUM([.D26];[.G26];[.J26];[.M26];[.P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27];[.F27];[.I27];[.L27];[.O27])" office:value-type="float" office:value="11" calcext:value-type="float">
            <text:p>11</text:p>
          </table:table-cell>
          <table:table-cell table:formula="of:=SUM([.D27];[.G27];[.J27];[.M27];[.P27]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quick sort</text:p>
          </table:table-cell>
          <table:table-cell table:formula="of:=SUM([.C28];[.F28];[.I28];[.L28];[.O28];)" office:value-type="float" office:value="17" calcext:value-type="float">
            <text:p>17</text:p>
          </table:table-cell>
          <table:table-cell table:formula="of:=SUM([.D28];[.G28];[.J28];[.M28];[.P28]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29];[.F29];[.I29];[.L29];[.O29])" office:value-type="float" office:value="9" calcext:value-type="float">
            <text:p>9</text:p>
          </table:table-cell>
          <table:table-cell table:formula="of:=SUM([.D29];[.G29];[.J29];[.M29];[.P29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30];[.F30];[.I30];[.L30];[.O30])" office:value-type="float" office:value="10" calcext:value-type="float">
            <text:p>10</text:p>
          </table:table-cell>
          <table:table-cell table:formula="of:=SUM([.D30];[.G30];[.J30];[.M30];[.P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bubble sort</text:p>
          </table:table-cell>
          <table:table-cell table:formula="of:=SUM([.C34];[.F34];[.I34];[.L34];[.O34];)" office:value-type="float" office:value="8" calcext:value-type="float">
            <text:p>8</text:p>
          </table:table-cell>
          <table:table-cell table:formula="of:=SUM([.D34];[.G34];[.J34];[.M34];[.P34]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35];[.F35];[.I35];[.L35];[.O35])" office:value-type="float" office:value="9" calcext:value-type="float">
            <text:p>9</text:p>
          </table:table-cell>
          <table:table-cell table:formula="of:=SUM([.D35];[.G35];[.J35];[.M35];[.P35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quick sort</text:p>
          </table:table-cell>
          <table:table-cell table:formula="of:=SUM([.C36];[.F36];[.I36];[.L36];[.O36])" office:value-type="float" office:value="19" calcext:value-type="float">
            <text:p>19</text:p>
          </table:table-cell>
          <table:table-cell table:formula="of:=SUM([.D36];[.G36];[.J36];[.M36];[.P36])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37];[.F37];[.I37];[.L37];[.O37])" office:value-type="float" office:value="9" calcext:value-type="float">
            <text:p>9</text:p>
          </table:table-cell>
          <table:table-cell table:formula="of:=SUM([.D37];[.G37];[.J37];[.M37];[.P37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38];[.F38];[.I38];[.L38];[.O38])" office:value-type="float" office:value="6" calcext:value-type="float">
            <text:p>6</text:p>
          </table:table-cell>
          <table:table-cell table:formula="of:=SUM([.D38];[.G38];[.J38];[.M38];[.P38]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9:26:02.782819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03:44.361682498</meta:creation-date>
    <dc:date>2015-03-10T18:57:59.700607858</dc:date>
    <meta:editing-duration>PT11M48S</meta:editing-duration>
    <meta:editing-cycles>1</meta:editing-cycles>
    <meta:generator>LibreOffice/4.2.7.2$Linux_X86_64 LibreOffice_project/420m0$Build-2</meta:generator>
    <meta:document-statistic meta:table-count="1" meta:cell-count="574" meta:object-count="0"/>
  </office:meta>
</office:document-meta>
</file>